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38.35pt" svg:y="17.15pt">
            <draw:object draw:notify-on-update-of-ranges="Sheet1.B1:Sheet1.B1 Sheet1.B2:Sheet1.B13 Sheet1.C1:Sheet1.C1 Sheet1.C2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38.35pt" svg:y="292.71pt">
            <draw:object draw:notify-on-update-of-ranges="Sheet1.B1:Sheet1.B1 Sheet1.B2:Sheet1.B13 Sheet1.E1:Sheet1.E1 Sheet1.E2:Sheet1.E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/>
          <table:table-cell table:style-name="Default" office:value-type="string" calcext:value-type="string">
            <text:p>nof genome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memory (kb)</text:p>
          </table:table-cell>
          <table:table-cell table:style-name="Default" office:value-type="string" calcext:value-type="string">
            <text:p>memory gb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89" calcext:value-type="float">
            <text:p>1.89</text:p>
          </table:table-cell>
          <table:table-cell office:value-type="float" office:value="17904" calcext:value-type="float">
            <text:p>17,904.00</text:p>
          </table:table-cell>
          <table:table-cell table:formula="of:=[.D2]/1024/1024" office:value-type="float" office:value="0.0170745849609375" calcext:value-type="float">
            <text:p>0.0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.05" calcext:value-type="float">
            <text:p>4.05</text:p>
          </table:table-cell>
          <table:table-cell office:value-type="float" office:value="27196" calcext:value-type="float">
            <text:p>27,196.00</text:p>
          </table:table-cell>
          <table:table-cell table:formula="of:=[.D3]/1024/1024" office:value-type="float" office:value="0.0259361267089844" calcext:value-type="float">
            <text:p>0.0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.64" calcext:value-type="float">
            <text:p>10.64</text:p>
          </table:table-cell>
          <table:table-cell office:value-type="float" office:value="52200" calcext:value-type="float">
            <text:p>52,200.00</text:p>
          </table:table-cell>
          <table:table-cell table:formula="of:=[.D4]/1024/1024" office:value-type="float" office:value="0.0497817993164063" calcext:value-type="float">
            <text:p>0.0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2.27" calcext:value-type="float">
            <text:p>22.27</text:p>
          </table:table-cell>
          <table:table-cell office:value-type="float" office:value="106968" calcext:value-type="float">
            <text:p>106,968.00</text:p>
          </table:table-cell>
          <table:table-cell table:formula="of:=[.D5]/1024/1024" office:value-type="float" office:value="0.102012634277344" calcext:value-type="float">
            <text:p>0.1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5.88" calcext:value-type="float">
            <text:p>45.88</text:p>
          </table:table-cell>
          <table:table-cell office:value-type="float" office:value="198388" calcext:value-type="float">
            <text:p>198,388.00</text:p>
          </table:table-cell>
          <table:table-cell table:formula="of:=[.D6]/1024/1024" office:value-type="float" office:value="0.189197540283203" calcext:value-type="float">
            <text:p>0.1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20.63" calcext:value-type="float">
            <text:p>120.63</text:p>
          </table:table-cell>
          <table:table-cell office:value-type="float" office:value="480684" calcext:value-type="float">
            <text:p>480,684.00</text:p>
          </table:table-cell>
          <table:table-cell table:formula="of:=[.D7]/1024/1024" office:value-type="float" office:value="0.458415985107422" calcext:value-type="float">
            <text:p>0.46</text:p>
          </table:table-cell>
        </table:table-row>
        <table:table-row table:style-name="ro1">
          <table:table-cell/>
          <table:table-cell office:value-type="float" office:value="1000" calcext:value-type="float">
            <text:p>1,000</text:p>
          </table:table-cell>
          <table:table-cell office:value-type="float" office:value="253.83" calcext:value-type="float">
            <text:p>253.83</text:p>
          </table:table-cell>
          <table:table-cell office:value-type="float" office:value="927664" calcext:value-type="float">
            <text:p>927,664.00</text:p>
          </table:table-cell>
          <table:table-cell table:formula="of:=[.D8]/1024/1024" office:value-type="float" office:value="0.884689331054688" calcext:value-type="float">
            <text:p>0.88</text:p>
          </table:table-cell>
        </table:table-row>
        <table:table-row table:style-name="ro1">
          <table:table-cell/>
          <table:table-cell office:value-type="float" office:value="2000" calcext:value-type="float">
            <text:p>2,000</text:p>
          </table:table-cell>
          <table:table-cell office:value-type="float" office:value="540.05" calcext:value-type="float">
            <text:p>540.05</text:p>
          </table:table-cell>
          <table:table-cell office:value-type="float" office:value="1847356" calcext:value-type="float">
            <text:p>1,847,356.00</text:p>
          </table:table-cell>
          <table:table-cell table:formula="of:=[.D9]/1024/1024" office:value-type="float" office:value="1.76177597045898" calcext:value-type="float">
            <text:p>1.76</text:p>
          </table:table-cell>
        </table:table-row>
        <table:table-row table:style-name="ro1">
          <table:table-cell/>
          <table:table-cell office:value-type="float" office:value="5000" calcext:value-type="float">
            <text:p>5,000</text:p>
          </table:table-cell>
          <table:table-cell office:value-type="float" office:value="1404.71" calcext:value-type="float">
            <text:p>1,404.71</text:p>
          </table:table-cell>
          <table:table-cell office:value-type="float" office:value="4461416" calcext:value-type="float">
            <text:p>4,461,416.00</text:p>
          </table:table-cell>
          <table:table-cell table:formula="of:=[.D10]/1024/1024" office:value-type="float" office:value="4.25473785400391" calcext:value-type="float">
            <text:p>4.25</text:p>
          </table:table-cell>
        </table:table-row>
        <table:table-row table:style-name="ro1">
          <table:table-cell/>
          <table:table-cell office:value-type="float" office:value="10000" calcext:value-type="float">
            <text:p>10,000</text:p>
          </table:table-cell>
          <table:table-cell office:value-type="float" office:value="3048.92" calcext:value-type="float">
            <text:p>3,048.92</text:p>
          </table:table-cell>
          <table:table-cell office:value-type="float" office:value="8933488" calcext:value-type="float">
            <text:p>8,933,488.00</text:p>
          </table:table-cell>
          <table:table-cell table:formula="of:=[.D11]/1024/1024" office:value-type="float" office:value="8.51963806152344" calcext:value-type="float">
            <text:p>8.52</text:p>
          </table:table-cell>
        </table:table-row>
        <table:table-row table:style-name="ro1">
          <table:table-cell/>
          <table:table-cell office:value-type="float" office:value="20000" calcext:value-type="float">
            <text:p>20,000</text:p>
          </table:table-cell>
          <table:table-cell office:value-type="float" office:value="6662.61" calcext:value-type="float">
            <text:p>6,662.61</text:p>
          </table:table-cell>
          <table:table-cell office:value-type="float" office:value="17859076" calcext:value-type="float">
            <text:p>17,859,076.00</text:p>
          </table:table-cell>
          <table:table-cell table:formula="of:=[.D12]/1024/1024" office:value-type="float" office:value="17.0317420959473" calcext:value-type="float">
            <text:p>17.03</text:p>
          </table:table-cell>
        </table:table-row>
        <table:table-row table:style-name="ro1">
          <table:table-cell/>
          <table:table-cell office:value-type="float" office:value="50000" calcext:value-type="float">
            <text:p>50,000</text:p>
          </table:table-cell>
          <table:table-cell office:value-type="float" office:value="20843.23" calcext:value-type="float">
            <text:p>20,843.23</text:p>
          </table:table-cell>
          <table:table-cell office:value-type="float" office:value="45180580" calcext:value-type="float">
            <text:p>45,180,580.00</text:p>
          </table:table-cell>
          <table:table-cell table:formula="of:=[.D13]/1024/1024" office:value-type="float" office:value="43.0875587463379" calcext:value-type="float">
            <text:p>43.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5T10:54:53.536745965</meta:creation-date>
    <dc:date>2022-01-05T11:01:33.965996122</dc:date>
    <meta:editing-duration>PT6M41S</meta:editing-duration>
    <meta:editing-cycles>1</meta:editing-cycles>
    <meta:document-statistic meta:table-count="1" meta:cell-count="52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1:Sheet1.C13" chart:data-source-has-labels="row" svg:x="1.331cm" svg:y="0.18cm" svg:width="14.349cm" svg:height="7.659cm">
          <chartooo:coordinate-region svg:x="2.614cm" svg:y="0.379cm" svg:width="12.548cm" svg:height="6.813cm"/>
          <chart:axis chart:dimension="x" chart:name="primary-x" chart:style-name="ch3">
            <chart:title svg:x="6.94cm" svg:y="8.019cm" chart:style-name="ch4">
              <text:p> Number of genomes</text:p>
            </chart:title>
          </chart:axis>
          <chart:axis chart:dimension="y" chart:name="primary-y" chart:style-name="ch5">
            <chart:title svg:x="0.451cm" svg:y="4.86cm" chart:style-name="ch6">
              <text:p>Time (sec.)</text:p>
            </chart:title>
            <chart:grid chart:style-name="ch7" chart:class="major"/>
          </chart:axis>
          <chart:series chart:style-name="ch8" chart:values-cell-range-address="Sheet1.C2:Sheet1.C13" chart:label-cell-address="Sheet1.C1:Sheet1.C1" chart:class="chart:scatter">
            <chart:domain table:cell-range-address="Sheet1.B2:Sheet1.B13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2:Sheet1.B13</svg:desc>
                </draw:g>
              </table:table-cell>
              <table:table-cell office:value-type="float" office:value="1.89">
                <text:p>1.89</text:p>
                <draw:g>
                  <svg:desc>Sheet1.C2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22.27">
                <text:p>22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45.88">
                <text:p>45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20.63">
                <text:p>120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253.83">
                <text:p>253.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540.05">
                <text:p>540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404.71">
                <text:p>1404.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3048.92">
                <text:p>3048.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6662.61">
                <text:p>6662.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20843.23">
                <text:p>20843.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1:Sheet1.B13 Sheet1.E1:Sheet1.E13" chart:data-source-has-labels="row" svg:x="1.331cm" svg:y="0.18cm" svg:width="14.349cm" svg:height="7.659cm">
          <chartooo:coordinate-region svg:x="1.952cm" svg:y="0.379cm" svg:width="13.21cm" svg:height="6.813cm"/>
          <chart:axis chart:dimension="x" chart:name="primary-x" chart:style-name="ch3">
            <chart:title svg:x="6.979cm" svg:y="8.019cm" chart:style-name="ch4">
              <text:p>Number of genomes</text:p>
            </chart:title>
          </chart:axis>
          <chart:axis chart:dimension="y" chart:name="primary-y" chart:style-name="ch5">
            <chart:title svg:x="0.451cm" svg:y="5.045cm" chart:style-name="ch6">
              <text:p>Memory (Gb.)</text:p>
            </chart:title>
            <chart:grid chart:style-name="ch7" chart:class="major"/>
          </chart:axis>
          <chart:series chart:style-name="ch8" chart:values-cell-range-address="Sheet1.E2:Sheet1.E13" chart:label-cell-address="Sheet1.E1:Sheet1.E1" chart:class="chart:scatter">
            <chart:domain table:cell-range-address="Sheet1.B2:Sheet1.B13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mory gb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2:Sheet1.B13</svg:desc>
                </draw:g>
              </table:table-cell>
              <table:table-cell office:value-type="float" office:value="0.0170745849609375">
                <text:p>0.0170745849609375</text:p>
                <draw:g>
                  <svg:desc>Sheet1.E2:Sheet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259361267089844">
                <text:p>0.0259361267089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0497817993164063">
                <text:p>0.0497817993164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102012634277344">
                <text:p>0.102012634277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189197540283203">
                <text:p>0.189197540283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458415985107422">
                <text:p>0.458415985107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884689331054688">
                <text:p>0.884689331054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1.76177597045898">
                <text:p>1.761775970458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4.25473785400391">
                <text:p>4.25473785400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8.51963806152344">
                <text:p>8.519638061523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17.0317420959473">
                <text:p>17.0317420959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43.0875587463379">
                <text:p>43.08755874633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